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8"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/>
          <table:table-cell office:value-type="string">
            <text:p>Ripping CD Audio disc into audi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/>
          <table:table-cell office:value-type="string">
            <text:p>Ripping VC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mixed-cd-project (?)</text:p>
          </table:table-cell>
          <table:table-cell/>
          <table:table-cell office:value-type="string">
            <text:p>Create mixed project (Audio CD + data)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dv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27-11-2009</text:date>, <text:time>00:13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1-27T00:13:10</dc:date>
    <meta:editing-duration>PT06H31M53S</meta:editing-duration>
    <meta:editing-cycles>7</meta:editing-cycles>
    <dc:creator>nuno pinheiro</dc:creator>
    <meta:document-statistic meta:table-count="3" meta:cell-count="78" meta:object-count="0"/>
  </office:meta>
</office:document-meta>
</file>